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413d1" officeooo:paragraph-rsid="001413d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13d1" officeooo:paragraph-rsid="001413d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none" fo:font-weight="normal" officeooo:rsid="006a3b5a" officeooo:paragraph-rsid="001413d1" style:text-blinking="false" fo:background-color="#ffffff" style:font-weight-asian="normal" style:font-weight-complex="normal" fo:padding="0cm" fo:border="none"/>
    </style:style>
    <style:style style:name="P4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text-underline-style="none" fo:font-weight="normal" officeooo:rsid="006a4bbf" officeooo:paragraph-rsid="001413d1" style:text-blinking="false" fo:background-color="#ffffff" style:font-weight-asian="normal" style:font-weight-complex="normal" fo:padding="0cm" fo:border="none"/>
    </style:style>
    <style:style style:name="T1" style:family="text">
      <style:text-properties fo:color="#000000" style:text-line-through-style="none" style:text-line-through-type="none" style:font-name="Times" style:text-underline-style="none" fo:font-weight="normal" officeooo:rsid="006a4bbf" style:text-blinking="false" fo:background-color="#ffffff" loext:char-shading-value="0" style:font-weight-asian="normal" style:font-weight-complex="normal" fo:padding="0cm" fo:border="none"/>
    </style:style>
    <style:style style:name="T2" style:family="text">
      <style:text-properties fo:color="#000000" style:text-line-through-style="none" style:text-line-through-type="none" style:text-underline-style="none" fo:font-weight="normal" officeooo:rsid="006a4bbf" style:text-blinking="false" fo:background-color="#ffffff" loext:char-shading-value="0" style:font-weight-asian="normal" style:font-weight-complex="normal" fo:padding="0cm" fo:border="none"/>
    </style:style>
    <style:style style:name="T3" style:family="text">
      <style:text-properties style:font-name="Times"/>
    </style:style>
    <style:style style:name="T4" style:family="text">
      <style:text-properties style:font-name="Times" fo:font-style="italic"/>
    </style:style>
    <style:style style:name="T5" style:family="text">
      <style:text-properties officeooo:rsid="006bf0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rkov chain</text:p>
      <text:p text:style-name="P1"/>
      <text:p text:style-name="P3">Markov Chain:</text:p>
      <text:p text:style-name="P3"/>
      <text:p text:style-name="P3">Markov chains, named after <text:a xlink:type="simple" xlink:href="https://en.wikipedia.org/wiki/Andrey_Markov">Andrey Markov</text:a>, are mathematical systems that hop from one "state" (a situation or set of values) to another. For example, if you made a Markov chain model of a baby's behavior, you might include "playing," "eating", "sleeping," and "crying" as states, which together with other behaviors could form a 'state space': a list of all possible states. In addition, on top of the state space, a Markov chain tells you the probabilitiy of hopping, or "transitioning," from one state to any other state---e.g., the chance that a baby currently playing will fall asleep in the next five minutes without crying first.</text:p>
      <text:p text:style-name="P3"/>
      <text:p text:style-name="P4">Example:</text:p>
      <text:p text:style-name="P4"/>
      <text:p text:style-name="P4">Page Rank algorithm of google is based on markov model.</text:p>
      <text:p text:style-name="P4"/>
      <text:p text:style-name="P4"><text:span text:style-name="T5">P</text:span>ageRank works by counting the number and quality of links to a page to determine a rough estimate of how important the website is. The underlying assumption is that more important websites are likely to receive more links from other websites.<text:bookmark text:name="cite_ref-2"/><text:a xlink:type="simple" xlink:href="https://en.wikipedia.org/wiki/PageRank#cite_note-2">[2]</text:a></text:p>
      <text:p text:style-name="P4"/>
      <text:p text:style-name="P4"/>
      <text:p text:style-name="P2"><text:span text:style-name="T1">A Markov chain is a mathematical process that can be used to answer questions such as these:</text:span><text:span text:style-name="T2"><text:line-break/>          </text:span><text:span text:style-name="T1">If the current letter I am reading is a vowel, what is the probability </text:span><text:span text:style-name="T2"><text:line-break/>          </text:span><text:span text:style-name="T1">that the next letter will be a vowel?  A consonant? </text:span><text:span text:style-name="T2"><text:line-break/></text:span><text:span text:style-name="T1">Answers from these may be combined to create more lengthy predictions -- about the 3rd letter after a given one, or the 10th -- and so on.  </text:span><text:span text:style-name="T3">Russian mathematician </text:span><text:a xlink:type="simple" xlink:href="https://en.wikipedia.org/wiki/Andrey_Markov"><text:span text:style-name="T3">A. A. Markov (1856 - 1922)</text:span></text:a><text:span text:style-name="T3"> announced his findings about these transition probabilities -- and, moreover, his work was based on analysis of poetry; the poetry was </text:span><text:a xlink:type="simple" xlink:href="https://en.wikipedia.org/wiki/Eugene_Onegin"><text:span text:style-name="T4">Eugene Onegin</text:span></text:a><text:span text:style-name="T3">, a verse-novel in iambic tetrameter by </text:span><text:a xlink:type="simple" xlink:href="https://en.wikipedia.org/wiki/Pushkin"><text:span text:style-name="T3">Alexander Pushkin (1799-1837)</text:span></text:a><text:span text:style-name="T3">.</text:span> <text:span text:style-name="T3">Markov's analyis dealt with Pushkin's novel as a long string of alphabetic characters and he tabulated the categories of vowels and consonants for about 20,000 lett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, 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6:27:39.913371248</meta:creation-date>
    <dc:date>2017-07-19T16:28:37.682805061</dc:date>
    <meta:editing-duration>P0D</meta:editing-duration>
    <meta:editing-cycles>1</meta:editing-cycles>
    <meta:document-statistic meta:table-count="0" meta:image-count="0" meta:object-count="0" meta:page-count="1" meta:paragraph-count="7" meta:word-count="296" meta:character-count="1782" meta:non-whitespace-character-count="1470"/>
    <meta:generator>LibreOffice/4.2.8.2$Linux_X86_64 LibreOffice_project/420m0$Build-2</meta:generator>
  </office:meta>
</office:document-meta>
</file>